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630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c9001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stroke="dash" draw:stroke-dash="Fine_20_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2" draw:id="id2" draw:layer="layout" svg:width="1.778cm" svg:height="1.778cm" svg:x="5.08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4" draw:id="id4" draw:layer="layout" svg:width="1.778cm" svg:height="1.778cm" svg:x="7.366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6" draw:id="id6" draw:layer="layout" svg:width="1.778cm" svg:height="1.778cm" svg:x="9.652cm" svg:y="16.76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8" draw:id="id8" draw:layer="layout" svg:width="1.778cm" svg:height="1.778cm" svg:x="11.938cm" svg:y="16.76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1.27cm" svg:height="2.54cm" svg:x="5.334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3" draw:id="id3" draw:layer="layout" svg:width="1.27cm" svg:height="2.54cm" svg:x="7.62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5" draw:id="id5" draw:layer="layout" svg:width="1.27cm" svg:height="2.54cm" svg:x="9.906cm" svg:y="13.4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7" draw:id="id7" draw:layer="layout" svg:width="1.27cm" svg:height="2.54cm" svg:x="12.192cm" svg:y="13.46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0" draw:id="id10" draw:layer="layout" svg:width="5.08cm" svg:height="1.524cm" svg:x="6.858cm" svg:y="10.6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xml:id="id9" draw:id="id9" draw:layer="layout" svg:width="8.636cm" svg:height="1.778cm" svg:x="5.08cm" svg:y="7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xml:id="id11" draw:id="id11" draw:layer="layout" svg:width="13.208cm" svg:height="4.318cm" svg:x="2.794cm" svg:y="0.762cm">
            <text:p/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5.969cm" svg:y1="16.002cm" svg:x2="5.969cm" svg:y2="16.764cm" draw:start-shape="id1" draw:start-glue-point="2" draw:end-shape="id2" draw:end-glue-point="0" svg:d="m5969 16002v762">
            <text:p/>
          </draw:connector>
          <draw:connector draw:style-name="gr6" draw:text-style-name="P1" draw:layer="layout" draw:type="line" svg:x1="8.255cm" svg:y1="16.002cm" svg:x2="8.255cm" svg:y2="16.764cm" draw:start-shape="id3" draw:start-glue-point="2" draw:end-shape="id4" draw:end-glue-point="0" svg:d="m8255 16002v762">
            <text:p/>
          </draw:connector>
          <draw:connector draw:style-name="gr6" draw:text-style-name="P1" draw:layer="layout" draw:type="line" svg:x1="10.541cm" svg:y1="16.002cm" svg:x2="10.541cm" svg:y2="16.764cm" draw:start-shape="id5" draw:start-glue-point="2" draw:end-shape="id6" draw:end-glue-point="0" svg:d="m10541 16002v762">
            <text:p/>
          </draw:connector>
          <draw:connector draw:style-name="gr6" draw:text-style-name="P1" draw:layer="layout" draw:type="line" svg:x1="12.827cm" svg:y1="16.002cm" svg:x2="12.827cm" svg:y2="16.764cm" draw:start-shape="id7" draw:start-glue-point="2" draw:end-shape="id8" draw:end-glue-point="0" svg:d="m12827 16002v762">
            <text:p/>
          </draw:connector>
          <draw:connector draw:style-name="gr6" draw:text-style-name="P1" draw:layer="layout" draw:type="line" svg:x1="9.398cm" svg:y1="9.398cm" svg:x2="9.398cm" svg:y2="10.668cm" draw:start-shape="id9" draw:end-shape="id10" draw:end-glue-point="0" svg:d="m9398 9398v1270">
            <text:p/>
          </draw:connector>
          <draw:connector draw:style-name="gr6" draw:text-style-name="P1" draw:layer="layout" draw:type="lines" draw:line-skew="0cm -0.388cm" svg:x1="5.969cm" svg:y1="13.462cm" svg:x2="6.858cm" svg:y2="11.43cm" draw:start-shape="id1" draw:start-glue-point="0" draw:end-shape="id10" svg:d="m5969 13462v-526l-25-1506h914">
            <text:p/>
          </draw:connector>
          <draw:connector draw:style-name="gr6" draw:text-style-name="P1" draw:layer="layout" draw:type="line" svg:x1="8.128cm" svg:y1="13.634cm" svg:x2="8.162cm" svg:y2="11.938cm" svg:d="m8128 13634 34-1696">
            <text:p/>
          </draw:connector>
          <draw:connector draw:style-name="gr6" draw:text-style-name="P1" draw:layer="layout" draw:type="line" svg:x1="10.634cm" svg:y1="13.634cm" svg:x2="10.668cm" svg:y2="11.938cm" svg:d="m10634 13634 34-1696">
            <text:p/>
          </draw:connector>
          <draw:connector draw:style-name="gr6" draw:text-style-name="P1" draw:layer="layout" draw:type="lines" draw:line-skew="0cm 0.388cm" svg:x1="12.827cm" svg:y1="13.462cm" svg:x2="11.938cm" svg:y2="11.43cm" draw:start-shape="id7" draw:start-glue-point="0" draw:end-shape="id10" draw:end-glue-point="1" svg:d="m12827 13462v-526l25-1506h-914">
            <text:p/>
          </draw:connector>
          <draw:connector draw:style-name="gr6" draw:text-style-name="P1" draw:layer="layout" draw:type="line" svg:x1="9.398cm" svg:y1="5.08cm" svg:x2="9.398cm" svg:y2="7.62cm" draw:start-shape="id11" draw:start-glue-point="2" draw:end-shape="id9" draw:end-glue-point="0" svg:d="m9398 5080v2540">
            <text:p/>
          </draw:connector>
          <draw:frame draw:style-name="gr7" draw:layer="layout" svg:width="4.826cm" svg:height="0.962cm" svg:x="7.112cm" svg:y="2.54cm">
            <draw:text-box>
              <text:p>Main Memory</text:p>
            </draw:text-box>
          </draw:frame>
          <draw:line draw:style-name="gr8" draw:text-style-name="P1" draw:layer="layout" svg:x1="2.794cm" svg:y1="6.35cm" svg:x2="16.002cm" svg:y2="6.35cm">
            <text:p/>
          </draw:line>
          <draw:frame draw:style-name="gr7" draw:layer="layout" svg:width="1.27cm" svg:height="0.962cm" svg:x="8.89cm" svg:y="8.128cm">
            <draw:text-box>
              <text:p>L3</text:p>
            </draw:text-box>
          </draw:frame>
          <draw:frame draw:style-name="gr9" draw:layer="layout" svg:width="1.205cm" svg:height="0.962cm" svg:x="8.701cm" svg:y="10.922cm">
            <draw:text-box>
              <text:p>L2</text:p>
            </draw:text-box>
          </draw:frame>
          <draw:frame draw:style-name="gr9" draw:layer="layout" svg:width="1.205cm" svg:height="0.962cm" svg:x="5.334cm" svg:y="14.224cm">
            <draw:text-box>
              <text:p>L1</text:p>
            </draw:text-box>
          </draw:frame>
          <draw:frame draw:style-name="gr9" draw:layer="layout" svg:width="1.205cm" svg:height="0.962cm" svg:x="7.62cm" svg:y="14.224cm">
            <draw:text-box>
              <text:p>L1</text:p>
            </draw:text-box>
          </draw:frame>
          <draw:frame draw:style-name="gr9" draw:layer="layout" svg:width="1.205cm" svg:height="0.962cm" svg:x="9.971cm" svg:y="14.224cm">
            <draw:text-box>
              <text:p>L1</text:p>
            </draw:text-box>
          </draw:frame>
          <draw:frame draw:style-name="gr9" draw:layer="layout" svg:width="1.205cm" svg:height="0.962cm" svg:x="12.192cm" svg:y="14.224cm">
            <draw:text-box>
              <text:p>L1</text:p>
            </draw:text-box>
          </draw:frame>
          <draw:frame draw:style-name="gr9" draw:text-style-name="P1" draw:layer="layout" svg:width="1.874cm" svg:height="1.673cm" svg:x="4.984cm" svg:y="16.869cm">
            <draw:text-box>
              <text:p text:style-name="P1">Core</text:p>
              <text:p text:style-name="P1">1</text:p>
            </draw:text-box>
          </draw:frame>
          <draw:frame draw:style-name="gr9" draw:text-style-name="P1" draw:layer="layout" svg:width="1.874cm" svg:height="1.673cm" svg:x="7.27cm" svg:y="16.869cm">
            <draw:text-box>
              <text:p text:style-name="P1">Core</text:p>
              <text:p text:style-name="P1">2</text:p>
            </draw:text-box>
          </draw:frame>
          <draw:frame draw:style-name="gr9" draw:text-style-name="P1" draw:layer="layout" svg:width="1.874cm" svg:height="1.673cm" svg:x="9.556cm" svg:y="16.869cm">
            <draw:text-box>
              <text:p text:style-name="P1">Core</text:p>
              <text:p text:style-name="P1">3</text:p>
            </draw:text-box>
          </draw:frame>
          <draw:frame draw:style-name="gr9" draw:text-style-name="P1" draw:layer="layout" svg:width="1.874cm" svg:height="1.673cm" svg:x="11.842cm" svg:y="16.869cm">
            <draw:text-box>
              <text:p text:style-name="P1">Core</text:p>
              <text:p text:style-name="P1">4</text:p>
            </draw:text-box>
          </draw:frame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2H7M4S</meta:editing-duration>
    <meta:editing-cycles>2</meta:editing-cycles>
    <dc:date>2012-03-26T14:39:22</dc:date>
    <meta:document-statistic meta:object-count="57"/>
    <meta:generator>LibreOffice/3.4$Unix LibreOffice_project/340m1$Build-402</meta:generator>
  </office:meta>
</office:document-meta>
</file>